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Meeting Agenda</text:span></text:p>
      <text:p text:style-name="P1"><text:span text:style-name="T1"/></text:p>
      <text:p text:style-name="P1"><text:span text:style-name="T1"><text:s text:c="2"/>Date: </text:span>2015-05-05</text:p>
      <text:p text:style-name="P1"><text:span text:style-name="T1"/></text:p>
      <text:p text:style-name="P1"><text:span text:style-name="T1"><text:s text:c="2"/>Facilitator: </text:span>Neda Farhand</text:p>
      <text:p text:style-name="P1"><text:span text:style-name="T1"/></text:p>
      <text:p text:style-name="P1"><text:span text:style-name="T1"><text:s text:c="2"/>Participants: </text:span>Neda Farhand, Tobias Hallberg, Daniel Johansson, Erik Öhrn</text:p>
      <text:p text:style-name="P1"><text:span text:style-name="T1"/></text:p>
      <text:p text:style-name="P1"><text:span text:style-name="T1">1. Objectives (5 min). Resolve any issues preventing the team to </text:span></text:p>
      <text:p text:style-name="P1"><text:span text:style-name="T1"><text:s text:c="2"/>continue.</text:span></text:p>
      <text:p text:style-name="P1"><text:span text:style-name="T1"/></text:p>
      <text:p text:style-name="P1"><text:span text:style-name="T2">- </text:span>At the time being there is a bug in the threads, making it impossible to change properties while simulation is running. Threads seem to have trouble communicating.</text:p>
      <text:p text:style-name="P1">- A lot of memory is being consumed; there is a need to investigate whether the books are causing this, or whether there is a memory leak. </text:p>
      <text:p text:style-name="P1"><text:span text:style-name="T1"/></text:p>
      <text:p text:style-name="P1"><text:span text:style-name="T1">2. Reports (15 min) from previous meeting</text:span></text:p>
      <text:p text:style-name="P1"><text:span text:style-name="T1"/></text:p>
      <text:p text:style-name="P1"><text:span text:style-name="T1"><text:s/></text:span><text:s/>- Erik has continued writing on SDD, refactored adapter classes, begun implementing path finding and written javadoc. </text:p>
      <text:p text:style-name="P1">- Tobias has written on SDD. </text:p>
      <text:p text:style-name="P1">- Neda has written entire first chapter of RAD as well as written titles according to table<text:span text:style-name="T1"><text:s/></text:span>of contents for remaining chapters. </text:p>
      <text:p text:style-name="P1"><text:span text:style-name="T1"/></text:p>
      <text:p text:style-name="P1"><text:span text:style-name="T1">3. Discussion items (35 min) </text:span></text:p>
      <text:p text:style-name="P1"><text:span text:style-name="T1"/></text:p>
      <text:p text:style-name="P1"><text:span text:style-name="T1"><text:s/></text:span>- Current RAD and SDD are <text:span text:style-name="T1">not </text:span>on git, but on drive; they will be moved into the correct folder in git after this meeting.</text:p>
      <text:p text:style-name="P1">- Sprite isn’t being scaled correctly; it is not a priority, but it would be preferable to fix this in favour of the gaming experience. </text:p>
      <text:p text:style-name="P1">- Making the zombie move is a priority this week. </text:p>
      <text:p text:style-name="P1">- At the moment, friction is extremely low against the surface area; it would enhance the experience as well as achieve the desired functionality if this was taken care of. </text:p>
      <text:p text:style-name="P1"><text:span text:style-name="T1"/></text:p>
      <text:p text:style-name="P1"><text:span text:style-name="T1">4. Outcomes and assignments (5 min) </text:span></text:p>
      <text:p text:style-name="P1"><text:span text:style-name="T1"/></text:p>
      <text:p text:style-name="P1"><text:span text:style-name="T1"><text:s/></text:span>- Neda will focus on making the zombie move, as well as continue working on RAD.</text:p>
      <text:p text:style-name="P1"><text:span text:style-name="T1"><text:s/></text:span>-<text:span text:style-name="T1"><text:s/></text:span>Erik will focus on the physics simulation, as well as working on path finding.</text:p>
      <text:p text:style-name="P1"><text:s/>- Tobias will make the books disappear after a certain amount of time when thrown, as well as continue working on SDD. </text:p>
      <text:p text:style-name="P1"><text:s/>- Daniel will look into bugs, as well as finishing UML for the RAD.</text:p>
      <text:p text:style-name="P1"><text:span text:style-name="T1"/></text:p>
      <text:p text:style-name="P1"><text:span text:style-name="T1">5. Wrap up</text:span></text:p>
      <text:p text:style-name="P1"><text:span text:style-name="T1"/></text:p>
      <text:p text:style-name="P1"><text:span text:style-name="T1"><text:s/></text:span>- The reason as to why the application spontaneously crashes on occasion is still unknown and needs further investigation. </text:p>
      <text:p text:style-name="P1"><text:span text:style-name="T1"/></text:p>
      <text:p text:style-name="P1">- The next meeting will be held on Thursday 7th of May in KG32, 3149 in the Chem. build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